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idnightblue-title">
      <style:graphic-properties draw:auto-grow-height="true" fo:min-height="1.997cm"/>
    </style:style>
    <style:style style:name="pr2" style:family="presentation" style:parent-style-name="Midnightblue-subtitle">
      <style:graphic-properties draw:fill-color="#ffffff" draw:auto-grow-height="true" fo:min-height="10.5cm"/>
    </style:style>
    <style:style style:name="pr3" style:family="presentation" style:parent-style-name="Midnightblue-notes">
      <style:graphic-properties draw:fill-color="#ffffff" draw:auto-grow-height="true" fo:min-height="12.572cm"/>
    </style:style>
    <style:style style:name="pr4" style:family="presentation" style:parent-style-name="Midnightblue-title">
      <style:graphic-properties fo:min-height="1.747cm"/>
    </style:style>
    <style:style style:name="pr5" style:family="presentation" style:parent-style-name="Midnightblue-outline1">
      <style:graphic-properties fo:min-height="10.25cm"/>
    </style:style>
    <style:style style:name="pr6" style:family="presentation" style:parent-style-name="Midnightblue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Source Sans Pro Black" fo:font-size="25.3999996185303pt" fo:font-style="normal" fo:text-shadow="none" style:text-underline-style="none" fo:font-weight="900" style:letter-kerning="true" style:font-name-asian="源ノ角ゴシック Heavy" style:font-size-asian="32pt" style:font-style-asian="normal" style:font-weight-asian="900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2c3e50" style:text-outline="false" style:text-line-through-style="none" style:text-line-through-type="none" style:font-name="Source Sans Pro Semibold" fo:font-size="24pt" fo:font-style="normal" fo:text-shadow="none" style:text-underline-style="none" fo:font-weight="600" style:letter-kerning="true" style:font-name-asian="源ノ角ゴシック Bold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draw:frame presentation:style-name="pr1" draw:layer="layout" svg:width="26cm" svg:height="1.997cm" svg:x="1cm" svg:y="0.627cm" presentation:class="title">
          <draw:text-box>
            <text:p>Методы и средства защиты информации. Лекция 5</text:p>
          </draw:text-box>
        </draw:frame>
        <draw:frame presentation:style-name="pr2" draw:text-style-name="P1" draw:layer="layout" svg:width="26cm" svg:height="10.5cm" svg:x="1cm" svg:y="4.125cm" presentation:class="subtitle">
          <draw:text-box>
            <text:p>Технологии аутентификации пользователей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draw:frame presentation:style-name="pr4" draw:layer="layout" svg:width="26cm" svg:height="1.997cm" svg:x="1cm" svg:y="0.627cm" presentation:class="title">
          <draw:text-box>
            <text:p>Аутентификация на основе сетевых адресов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Адрес – идентификационный и аутентификационный параметр</text:p>
                <text:list>
                  <text:list-item>
                    <text:p>Обычно – IP-адрес и номер порта</text:p>
                  </text:list-item>
                  <text:list-item>
                    <text:p>Очень прост в реализации</text:p>
                  </text:list-item>
                </text:list>
              </text:list-item>
              <text:list-item>
                <text:p>Алгоритм:</text:p>
                <text:list>
                  <text:list-item>
                    <text:p>На сервер отправляются пакеты данных с командами для выполнения</text:p>
                  </text:list-item>
                  <text:list-item>
                    <text:p>Сервер извлекает из заголовка значение IP-адреса и порта</text:p>
                  </text:list-item>
                  <text:list-item>
                    <text:p>Сравнение с допустимыми значениями</text:p>
                  </text:list-item>
                  <text:list-item>
                    <text:p>Выполнение команды, либо отказ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draw:frame presentation:style-name="pr4" draw:layer="layout" svg:width="26cm" svg:height="1.997cm" svg:x="1cm" svg:y="0.627cm" presentation:class="title">
          <draw:text-box>
            <text:p>Недостатки аутентификации по сетевому адресу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Невозможно аутентифицировать пользователей с динамическими адресами (DHCP)</text:p>
              </text:list-item>
              <text:list-item>
                <text:p>Невозможность разграничения доступа для двух пользователей, работающих с одного компьютера</text:p>
              </text:list-item>
              <text:list-item>
                <text:p>Уязвимость к атакам, направленным на подмену сетевого адреса</text:p>
              </text:list-item>
              <text:list-item>
                <text:p>Невозможность обеспечить конфиденциальность и целостность передаваемых данных</text:p>
              </text:list-item>
              <text:list-item>
                <text:p>Невозможность проведения двухсторонней аутентификации</text:p>
                <text:list>
                  <text:list-item>
                    <text:p>Аутентифицируются только пользоватеи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draw:frame presentation:style-name="pr4" draw:layer="layout" svg:width="26cm" svg:height="1.997cm" svg:x="1cm" svg:y="0.627cm" presentation:class="title">
          <draw:text-box>
            <text:p>Аутентификация на основе паролей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Основной параметр <text:s/>- пароль</text:p>
                <text:list>
                  <text:list-item>
                    <text:p>Алфавитно-цировая строка символов, вводимых при доступе к ресурсам ИС</text:p>
                  </text:list-item>
                  <text:list-item>
                    <text:p>Обычно вводится также логин</text:p>
                  </text:list-item>
                </text:list>
              </text:list-item>
              <text:list-item>
                <text:p>Пароль формируется пользователем, либо администратором</text:p>
                <text:list>
                  <text:list-item>
                    <text:p>Обычно задаются требования к паролям и их срок действия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draw:frame presentation:style-name="pr4" draw:layer="layout" svg:width="26cm" svg:height="1.997cm" svg:x="1cm" svg:y="0.627cm" presentation:class="title">
          <draw:text-box>
            <text:p>Алгоритм аутентификации на основе пароля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Пользователь формирует запрос на доступ к ресурсу и указывает логин/пароль</text:p>
              </text:list-item>
              <text:list-item>
                <text:p>Сервер извлекает логин/пароль из запроса, обращается к локальному хранилищу и сравнивает пароль со значением в хранилище</text:p>
              </text:list-item>
              <text:list-item>
                <text:p>Если значения совпадают, пользователь получает доступ к ресурсам. В противном случае действие отвергается</text:p>
              </text:list-item>
              <text:list-item>
                <text:p>Результат процедуры посылается назад пользователю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draw:frame presentation:style-name="pr4" draw:layer="layout" svg:width="26cm" svg:height="1.997cm" svg:x="1cm" svg:y="0.627cm" presentation:class="title">
          <draw:text-box>
            <text:p>Недостатки аутентификации с помощью открытого пароля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Передача самого пароля в открытом виде может привести к его краже злоумышленником</text:p>
              </text:list-item>
              <text:list-item>
                <text:p>Хранение пароля в открытом виде также может привести к утечке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draw:frame presentation:style-name="pr4" draw:layer="layout" svg:width="26cm" svg:height="1.997cm" svg:x="1cm" svg:y="0.627cm" presentation:class="title">
          <draw:text-box>
            <text:p>Модифицированная версия парольной аутентификации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Пароль преобразовывается с помощью однонаправленной функции y = f(X)</text:p>
                <text:list>
                  <text:list-item>
                    <text:p>Для любого X можно легко вычислить y, но зная y очень сложно определить X</text:p>
                  </text:list-item>
                </text:list>
              </text:list-item>
              <text:list-item>
                <text:p>Функция представлена как f(t, q, a, p)</text:p>
                <text:list>
                  <text:list-item>
                    <text:p>t – время на момент вычисления функции</text:p>
                  </text:list-item>
                  <text:list-item>
                    <text:p>q – псевдослучайное число</text:p>
                  </text:list-item>
                  <text:list-item>
                    <text:p>a – логин пользователя</text:p>
                  </text:list-item>
                  <text:list-item>
                    <text:p>p – пароль пользователя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draw:frame presentation:style-name="pr4" draw:layer="layout" svg:width="26cm" svg:height="1.997cm" svg:x="1cm" svg:y="0.627cm" presentation:class="title">
          <draw:text-box>
            <text:p>Недостатки парольной аутентификации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Неустойчивость к методам перехвата информации</text:p>
              </text:list-item>
              <text:list-item>
                <text:p>Невозможность реализации двухсторонней аутентификации</text:p>
              </text:list-item>
              <text:list-item>
                <text:p>Наличие различных правил формирования паролей в разных приложениях</text:p>
                <text:list>
                  <text:list-item>
                    <text:p>Невозможно настроить единую политику управления паролями</text:p>
                  </text:list-item>
                </text:list>
              </text:list-item>
              <text:list-item>
                <text:p>Подтвержденность атакам, направленным на подбор паролей</text:p>
              </text:list-item>
              <text:list-item>
                <text:p>Невозможно обеспечения конфиденциальности и целостности передаваемых данных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draw:frame presentation:style-name="pr4" draw:layer="layout" svg:width="26cm" svg:height="1.997cm" svg:x="1cm" svg:y="0.627cm" presentation:class="title">
          <draw:text-box>
            <text:p>Биометрическая аутентификация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Аутентификация на основе биометрических характеристик, уникальных для каждого пользователя</text:p>
                <text:list>
                  <text:list-item>
                    <text:p>Отпечатки пальцев – считываются отдельными устройствами или интегрированными в “мышь”</text:p>
                  </text:list-item>
                  <text:list-item>
                    <text:p>Геометрия кисти руки – размер, толщина пальцев, геометрия самой кисти</text:p>
                  </text:list-item>
                  <text:list-item>
                    <text:p>Радуждная оболочка глаза</text:p>
                  </text:list-item>
                  <text:list-item>
                    <text:p>Голос</text:p>
                  </text:list-item>
                </text:list>
              </text:list-item>
              <text:list-item>
                <text:p>Введённые биометрические данные преобразуются в числое значение при помощи заданного алгоритма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draw:frame presentation:style-name="pr4" draw:layer="layout" svg:width="26cm" svg:height="1.997cm" svg:x="1cm" svg:y="0.627cm" presentation:class="title">
          <draw:text-box>
            <text:p>Аутентификация на основе симметричных ключей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Используются секретные симметричные ключи, имеющихся у всех пользователей</text:p>
                <text:list>
                  <text:list-item>
                    <text:p>Обычно генерируются на основе пароля пользователя с помощью <text:s/>хэширования</text:p>
                  </text:list-item>
                </text:list>
              </text:list-item>
              <text:list-item>
                <text:p>Копии этих ключей хранятся на сервере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draw:frame presentation:style-name="pr4" draw:layer="layout" svg:width="26cm" svg:height="1.997cm" svg:x="1cm" svg:y="0.627cm" presentation:class="title">
          <draw:text-box>
            <text:p>Алгоритм работы симметричных ключей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Пользователь формирует запрос на получение доступа к ресурсу и указывает свой идентификатор (логин)</text:p>
              </text:list-item>
              <text:list-item>
                <text:p>Сервер формирует ответ, включая в него случайную N-байтовую последовательность (“challenge”)</text:p>
              </text:list-item>
              <text:list-item>
                <text:p>Пользователь шифрует challenge с помощью своего ключа и отправляет обратно серверу</text:p>
              </text:list-item>
              <text:list-item>
                <text:p>Сервер дешифрует полученное значение копией секретного ключа пользователя и сравнивает с исходным challenge</text:p>
                <text:list>
                  <text:list-item>
                    <text:p>Если значения совпали, пользователь получает доступ к ресурсу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draw:frame presentation:style-name="pr4" draw:layer="layout" svg:width="26cm" svg:height="1.997cm" svg:x="1cm" svg:y="0.627cm" presentation:class="title">
          <draw:text-box>
            <text:p>Примеры протоколов</text:p>
          </draw:text-box>
        </draw:frame>
        <draw:frame presentation:style-name="pr5" draw:layer="layout" svg:width="26cm" svg:height="10.5cm" svg:x="1cm" svg:y="4.125cm" presentation:class="outline">
          <draw:text-box>
            <text:list text:style-name="L2">
              <text:list-item>
                <text:p>NTLM (NT LAN Manager)</text:p>
              </text:list-item>
              <text:list-item>
                <text:p>CHAP (Challenge Authentication Protocol)</text:p>
              </text:list-item>
              <text:list-item>
                <text:p>MS-CHAP</text:p>
              </text:list-item>
              <text:list-item>
                <text:p>MS-CHAPv2</text:p>
              </text:list-item>
              <text:list-item>
                <text:p>Kerbero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draw:frame presentation:style-name="pr4" draw:layer="layout" svg:width="26cm" svg:height="1.997cm" svg:x="1cm" svg:y="0.627cm" presentation:class="title">
          <draw:text-box>
            <text:p>Отличия от парольной аутентификации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Обеспечивает криптографически защищённую передачу аутентификационных параметров</text:p>
              </text:list-item>
              <text:list-item>
                <text:p>Успешный перехват данных не позволит узнать пароль пользователя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draw:frame presentation:style-name="pr4" draw:layer="layout" svg:width="26cm" svg:height="1.997cm" svg:x="1cm" svg:y="0.627cm" presentation:class="title">
          <draw:text-box>
            <text:p>Недостатки аутентификации с помощью ключей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По стандартам РФ средства защиты должны реализовывать отечественные алгоритмы шифровани, однако существующие реализации базируются на встроенных зарубежных алгоритмах</text:p>
              </text:list-item>
              <text:list-item>
                <text:p>Невозможность двухсторонней аутентификации</text:p>
              </text:list-item>
              <text:list-item>
                <text:p>Отсутствие процедуры формирования сеансового ключа (не относится к Kerberos)</text:p>
                <text:list>
                  <text:list-item>
                    <text:p>Невозможно использовать проктол на основе модели “запрос-ответ” для обеспечения конфиденциальность и целостности данных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draw:frame presentation:style-name="pr4" draw:layer="layout" svg:width="26cm" svg:height="1.997cm" svg:x="1cm" svg:y="0.627cm" presentation:class="title">
          <draw:text-box>
            <text:p>Обзор протокола Kerberos<text:tab/></text:p>
          </draw:text-box>
        </draw:frame>
        <draw:frame presentation:style-name="pr5" draw:layer="layout" svg:width="26cm" svg:height="10.5cm" svg:x="1cm" svg:y="4.125cm" presentation:class="outline">
          <draw:text-box>
            <text:list text:style-name="L2">
              <text:list-item>
                <text:p>Выделяется отдельный сервер аутентификации Key Distribution Center, где хранится регистрационная информация </text:p>
              </text:list-item>
              <text:list-item>
                <text:p>При входе в ИС пользователь вводит логин/пароль</text:p>
              </text:list-item>
              <text:list-item>
                <text:p>ПО Kerberos на рабочей станции вычисляет на основе пароля секретный ключ и записывает его в кэш</text:p>
              </text:list-item>
              <text:list-item>
                <text:p>Пользователь отправляет серверу KDC сообщение KRB_AS_REQ из двух частей</text:p>
                <text:list>
                  <text:list-item>
                    <text:p>Регистрационное имя пользователя и имя сервера</text:p>
                  </text:list-item>
                  <text:list-item>
                    <text:p>Предаутентификационные данные : метка времени формирования запроса, шифрованная с помощью секретного ключа пользователя. Метка нужна для подтверждения наличия у пользователя необходимого ключа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>
        <draw:frame presentation:style-name="pr4" draw:layer="layout" svg:width="26cm" svg:height="1.997cm" svg:x="1cm" svg:y="0.627cm" presentation:class="title">
          <draw:text-box>
            <text:p>Обзор протокола Kerberos<text:tab/>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Сервер KDC расшифровывает предаутентификационные данные секретным ключом, хранящимся в локальной БД</text:p>
              </text:list-item>
              <text:list-item>
                <text:p>Сервер сравнивает значение метки времени с текущим временем</text:p>
                <text:list>
                  <text:list-item>
                    <text:p>Разница не должна составлять более нескольких минут</text:p>
                  </text:list-item>
                </text:list>
              </text:list-item>
              <text:list-item>
                <text:p>Сервер формирует сеансовый ключ для связи с клиентом и сообщение KRB_AS_REP из двух частей</text:p>
                <text:list>
                  <text:list-item>
                    <text:p>Сеансовый ключ, срок действия и имя сервера (эта часть шифруется секретным ключом пользователя)</text:p>
                  </text:list-item>
                  <text:list-item>
                    <text:p>Вторая часть содержит ту же информацию, но зашифрованную ключом сервера и записывается мандатом TGT (Ticking Granting Ticket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2T1">
        <draw:frame presentation:style-name="pr4" draw:layer="layout" svg:width="26cm" svg:height="1.997cm" svg:x="1cm" svg:y="0.627cm" presentation:class="title">
          <draw:text-box>
            <text:p>Обзор протокола Kerberos<text:tab/></text:p>
          </draw:text-box>
        </draw:frame>
        <draw:frame presentation:style-name="pr5" draw:layer="layout" svg:width="26cm" svg:height="10.5cm" svg:x="1cm" svg:y="4.125cm" presentation:class="outline">
          <draw:text-box>
            <text:list text:style-name="L2">
              <text:list-item>
                <text:p>Клиент расшифровывается ответ сервера</text:p>
                <text:list>
                  <text:list-item>
                    <text:p>Первая часть дешифруется хэшем своего пароля, извлекается сеансовый ключ и записывается в кэш</text:p>
                  </text:list-item>
                </text:list>
              </text:list-item>
              <text:list-item>
                <text:p>Последующий обмен информацией шифруется на основе сеансового ключа</text:p>
              </text:list-item>
              <text:list-item>
                <text:p>Пользователь может начать аутентификацию доступа к серверам ИС путём отправки на сервер KDC сообщения KRB_TGS_REQ</text:p>
                <text:list>
                  <text:list-item>
                    <text:p>Логин пользователя и метка времени, шифрованная сеансовым ключом</text:p>
                  </text:list-item>
                  <text:list-item>
                    <text:p>Имя сервера и службы, к которой необходим доступ</text:p>
                  </text:list-item>
                  <text:list-item>
                    <text:p>Мандат TGT, полученный от сервера ранее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2T1">
        <draw:frame presentation:style-name="pr4" draw:layer="layout" svg:width="26cm" svg:height="1.997cm" svg:x="1cm" svg:y="0.627cm" presentation:class="title">
          <draw:text-box>
            <text:p>Обзор протокола Kerberos<text:tab/>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Сервер извлекает мандат TGT и дешифрует его своим секретным ключом, а также извлекает сеансовый ключ</text:p>
              </text:list-item>
              <text:list-item>
                <text:p>С помощью полученного сеансового ключа дешифруется метка времени , а также получается имя пользователя</text:p>
              </text:list-item>
              <text:list-item>
                <text:p>Сервер проверяет, имеет ли пользователь доступ к запрошенному ресурсу путём проверки списков доступа ACL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2T1">
        <draw:frame presentation:style-name="pr4" draw:layer="layout" svg:width="26cm" svg:height="1.997cm" svg:x="1cm" svg:y="0.627cm" presentation:class="title">
          <draw:text-box>
            <text:p>Обзор протокола Kerberos<text:tab/>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2">В случае успеха, формируется новый сеансовый ключ для связи между клиентом и сервером приложений. Две копии этого ключа помещаются в ответ KRB_RGS_REP из двух частей</text:p>
                <text:list>
                  <text:list-item>
                    <text:p>Имя сервера KDC, сеансовый ключ и срок его действия . Шифруется сеансовым ключом для связи клиент-сервер KDC</text:p>
                  </text:list-item>
                  <text:list-item>
                    <text:p>Вторая часть содержит те же поля, но шифруется секретным ключом сервера приложений и называется мандатом доступа к серверу приложений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2T1">
        <draw:frame presentation:style-name="pr4" draw:layer="layout" svg:width="26cm" svg:height="1.997cm" svg:x="1cm" svg:y="0.627cm" presentation:class="title">
          <draw:text-box>
            <text:p>Обзор протокола Kerberos<text:tab/>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Пользователь дешифрует первую часть ответа, извлекает сеансовый ключ для связи с сервером приложений и формирует сообщение KRB_AP_REQ, состоящее из двух частей</text:p>
                <text:list>
                  <text:list-item>
                    <text:p>Мандат на доступ к серверу приложений</text:p>
                  </text:list-item>
                  <text:list-item>
                    <text:p>Имя пользователя и метка времени, шифрованные сеансовым ключём для связи с сервером приложений</text:p>
                  </text:list-item>
                </text:list>
              </text:list-item>
              <text:list-item>
                <text:p>Сервер приложений дешифрует мандат с помощью своего секретного ключа и извлекает сеансовый ключ</text:p>
              </text:list-item>
              <text:list-item>
                <text:p>Сеансовым ключём дешифруется вторая часть сообщения, извлекается метка времени</text:p>
                <text:list>
                  <text:list-item>
                    <text:p>Метка не должна сильно отличаться от текущего времени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2T1">
        <draw:frame presentation:style-name="pr4" draw:layer="layout" svg:width="26cm" svg:height="1.997cm" svg:x="1cm" svg:y="0.627cm" presentation:class="title">
          <draw:text-box>
            <text:p>Обзор протокола Kerberos<text:tab/>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Если проверка успешна, сервер приложений отправляет клиенту сообщений KRB_AP_REP, шифрованное сеансовым ключём</text:p>
              </text:list-item>
              <text:list-item>
                <text:p>После получения клиентом этого сообщения аутентификация считается завершённой</text:p>
                <text:list>
                  <text:list-item>
                    <text:p>Взаимодействие происходит по защищённому соединению, обеспечивающему конфиденциальность и целостность данных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2T1">
        <draw:frame presentation:style-name="pr4" draw:layer="layout" svg:width="26cm" svg:height="1.997cm" svg:x="1cm" svg:y="0.627cm" presentation:class="title">
          <draw:text-box>
            <text:p>Недостатки Kerberos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Необходимость первичного распределения симметричных ключей</text:p>
              </text:list-item>
              <text:list-item>
                <text:p>Невозможность использования отечественных алгоритмов</text:p>
              </text:list-item>
              <text:list-item>
                <text:p>Уязвимость к атакам, направленным на подбор пароля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Midnightblue" presentation:presentation-page-layout-name="AL2T1">
        <draw:frame presentation:style-name="pr4" draw:layer="layout" svg:width="26cm" svg:height="1.997cm" svg:x="1cm" svg:y="0.627cm" presentation:class="title">
          <draw:text-box>
            <text:p>Аутентификация на основе PKI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PKI (Public Key Infrastructure) – инфраструктура открытых ключей</text:p>
              </text:list-item>
              <text:list-item>
                <text:p>В качестве базого параметра аутентификации используются сертификаты</text:p>
                <text:list>
                  <text:list-item>
                    <text:p>Открытый ключ владельца и соответствующий закрытый ключ</text:p>
                  </text:list-item>
                  <text:list-item>
                    <text:p>Подписан цифровой подписью издателя</text:p>
                  </text:list-item>
                </text:list>
              </text:list-item>
              <text:list-item>
                <text:p>Сертификаты выдаются удостоверяющими центрами (УЦ)</text:p>
                <text:list>
                  <text:list-item>
                    <text:p>Никто, кроме УЦ, не может изменить содержимое сертификата благодаря наличию ЭЦП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Midnightblue" presentation:presentation-page-layout-name="AL2T1">
        <draw:frame presentation:style-name="pr4" draw:layer="layout" svg:width="26cm" svg:height="1.997cm" svg:x="1cm" svg:y="0.627cm" presentation:class="title">
          <draw:text-box>
            <text:p>Цифровой сертификат</text:p>
          </draw:text-box>
        </draw:frame>
        <draw:frame presentation:style-name="pr5" draw:layer="layout" svg:width="26cm" svg:height="10.5cm" svg:x="1cm" svg:y="4.125cm" presentation:class="outline">
          <draw:text-box>
            <text:list text:style-name="L2">
              <text:list-item>
                <text:p>Формат определяется рекомендациями международного союза электросвязи ITU-T X.509 версии 3, а также стандартом рабочей группы по проектированию интернет-етхнологий IETF RFC 2180</text:p>
              </text:list-item>
              <text:list-item>
                <text:p>Помимо базовых полей, сертификат может включать расширения, определяющие дополнительные атрибуты (область применения, альт. имя субъекта, политика сертификации)</text:p>
                <text:list>
                  <text:list-item>
                    <text:p>Идентификатор расширения</text:p>
                  </text:list-item>
                  <text:list-item>
                    <text:p>Признак критичности расширения</text:p>
                  </text:list-item>
                  <text:list-item>
                    <text:p>Значение расширения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Midnightblue" presentation:presentation-page-layout-name="AL2T1">
        <draw:frame presentation:style-name="pr4" draw:layer="layout" svg:width="26cm" svg:height="1.997cm" svg:x="1cm" svg:y="0.627cm" presentation:class="title" presentation:user-transformed="true">
          <draw:text-box>
            <text:p>Жизненный цикл сертификата</text:p>
          </draw:text-box>
        </draw:frame>
        <draw:frame presentation:style-name="pr5" draw:layer="layout" svg:width="26cm" svg:height="10.5cm" svg:x="1cm" svg:y="4.125cm" presentation:class="outline">
          <draw:text-box>
            <text:list text:style-name="L2">
              <text:list-item>
                <text:p>Издание</text:p>
              </text:list-item>
              <text:list-item>
                <text:p>Публикация</text:p>
              </text:list-item>
              <text:list-item>
                <text:p>Отзыв</text:p>
              </text:list-item>
              <text:list-item>
                <text:p>Уничтожение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Midnightblue" presentation:presentation-page-layout-name="AL2T1">
        <draw:frame presentation:style-name="pr4" draw:layer="layout" svg:width="26cm" svg:height="1.997cm" svg:x="1cm" svg:y="0.627cm" presentation:class="title">
          <draw:text-box>
            <text:p>Алгоритм двухсторонней аутентификации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Клиент посылает серверу запрос на доступ к ресурсу</text:p>
                <text:list>
                  <text:list-item>
                    <text:p>В запросе – сертификат</text:p>
                  </text:list-item>
                </text:list>
              </text:list-item>
              <text:list-item>
                <text:p>Сервер обрабатывает сертификат:</text:p>
                <text:list>
                  <text:list-item>
                    <text:p>Целостность сертификата (хэш сравнивается со значением в ЭЦП)</text:p>
                  </text:list-item>
                  <text:list-item>
                    <text:p>Его валидность (не должен быть отозван или иметь истёкший срок действия)</text:p>
                  </text:list-item>
                  <text:list-item>
                    <text:p>Сертфикат должен быть подписан доверенным УЦ</text:p>
                  </text:list-item>
                  <text:list-item>
                    <text:p>Идентификатор владельца должен соответствовать тому, от имени которого обращается пользователь (IP, имя DNS, логин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6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Midnightblue" presentation:presentation-page-layout-name="AL2T1">
        <draw:frame presentation:style-name="pr4" draw:layer="layout" svg:width="26cm" svg:height="1.997cm" svg:x="1cm" svg:y="0.627cm" presentation:class="title">
          <draw:text-box>
            <text:p>Алгоритм двухсторонней аутентификации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Если проверка проходит, то сервер отправляет клиенту свой сертификат</text:p>
              </text:list-item>
              <text:list-item>
                <text:p>Пользователь проверяет сертификат сервера</text:p>
              </text:list-item>
              <text:list-item>
                <text:p>Пользователь формирует сессионный ключ и отправляет серверу, зашифровав открытым ключём сервера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Midnightblue" presentation:presentation-page-layout-name="AL2T1">
        <draw:frame presentation:style-name="pr4" draw:layer="layout" svg:width="26cm" svg:height="1.997cm" svg:x="1cm" svg:y="0.627cm" presentation:class="title">
          <draw:text-box>
            <text:p><text:span text:style-name="T1">Особенности </text:span>двухсторонней аутентификации</text:p>
          </draw:text-box>
        </draw:frame>
        <draw:frame presentation:style-name="pr5" draw:layer="layout" svg:width="26cm" svg:height="10.5cm" svg:x="1cm" svg:y="4.125cm" presentation:class="outline">
          <draw:text-box>
            <text:list text:style-name="L2">
              <text:list-item>
                <text:p>Возможность обеспечения целостности/конфиденциальности передаваемых данных</text:p>
              </text:list-item>
              <text:list-item>
                <text:p>Возможность централизованного управления сертификатами</text:p>
              </text:list-item>
              <text:list-item>
                <text:p>Стандартный механизм отзыва скомпрометированных сертификатов</text:p>
              </text:list-item>
              <text:list-item>
                <text:p>Возможность создания собственного УЦ в изолированном и защищённом сегменте сети</text:p>
              </text:list-item>
              <text:list-item>
                <text:p>Неподверженность атакам, направленным на подбор пароля</text:p>
              </text:list-item>
              <text:list-item>
                <text:p>Отсутствие необходимости ручного распределния ключей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8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Midnightblue" presentation:presentation-page-layout-name="AL2T1">
        <draw:frame presentation:style-name="pr4" draw:layer="layout" svg:width="26cm" svg:height="1.997cm" svg:x="1cm" svg:y="0.627cm" presentation:class="title">
          <draw:text-box>
            <text:p>Алгоритм работы протокола TLS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Клиент устанавливает соединение, посылая сообщение ClientHello на порт 443</text:p>
                <text:list>
                  <text:list-item>
                    <text:p>Наибольшая версия протокола TLS (обычно 3)</text:p>
                  </text:list-item>
                  <text:list-item>
                    <text:p>Структура данных из 32-битной метки времени и 28-битного псевдослучайного числа</text:p>
                  </text:list-item>
                  <text:list-item>
                    <text:p>Идентификатор сеанса связи между клиентом и сервером (0, если новый сеанс)</text:p>
                  </text:list-item>
                  <text:list-item>
                    <text:p>Список поддерживаемых алгоритмов шифрования и методов сжатия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9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Midnightblue" presentation:presentation-page-layout-name="AL2T1">
        <draw:frame presentation:style-name="pr4" draw:layer="layout" svg:width="26cm" svg:height="1.997cm" svg:x="1cm" svg:y="0.627cm" presentation:class="title">
          <draw:text-box>
            <text:p>Алгоритм работы протокола TLS</text:p>
          </draw:text-box>
        </draw:frame>
        <draw:frame presentation:style-name="pr5" draw:layer="layout" svg:width="26cm" svg:height="10.5cm" svg:x="1cm" svg:y="4.125cm" presentation:class="outline">
          <draw:text-box>
            <text:list text:style-name="L2">
              <text:list-item>
                <text:p>Сервер отправляет сообщение ServerHello</text:p>
                <text:list>
                  <text:list-item>
                    <text:p>Выбранная версия протокола TLS</text:p>
                  </text:list-item>
                  <text:list-item>
                    <text:p>Метка времени и псевдослучайное число</text:p>
                  </text:list-item>
                  <text:list-item>
                    <text:p>Идентификатор сеанса связи</text:p>
                  </text:list-item>
                  <text:list-item>
                    <text:p>Набор выбранных алгоритмов шифрования и сжатия</text:p>
                  </text:list-item>
                </text:list>
              </text:list-item>
              <text:list-item>
                <text:p>Сервер отправляет свой сертификат</text:p>
              </text:list-item>
              <text:list-item>
                <text:p><text:span text:style-name="T2">Клиент также отправляет свой сертификат и сообщение ClientKeyExchange, которое </text:span>шифруется открытым ключём сервера (в зависимости от выбранного алгоритма ассиметричного шифрования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0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Midnightblue" presentation:presentation-page-layout-name="AL2T1">
        <draw:frame presentation:style-name="pr4" draw:layer="layout" svg:width="26cm" svg:height="1.997cm" svg:x="1cm" svg:y="0.627cm" presentation:class="title">
          <draw:text-box>
            <text:p>Алгоритм работы протокола TLS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Клиент отправляет CertificateVerify, состоящее из всех ранее отосланных и полученных сообщений и подписанное закрытым ключём пользователя</text:p>
              </text:list-item>
              <text:list-item>
                <text:p>Сервер отправляет клиенту сообщение ChangeSipherSpec и становится возможным обмен данными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1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style-name="標準" style:font-family-generic="swiss" style:font-pitch="variable" fo:font-size="21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5.3999996185303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3.37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0.797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text-properties style:use-window-font-color="true" fo:font-size="14pt"/>
    </style:style>
    <style:style style:name="MP14" style:family="paragraph">
      <loext:graphic-properties draw:fill="none" draw:fill-color="#ffffff"/>
      <style:text-properties style:use-window-font-color="true" fo:font-size="14pt"/>
    </style:style>
    <style:style style:name="MP15" style:family="paragraph">
      <style:paragraph-properties fo:text-align="end"/>
      <style:text-properties style:use-window-font-color="true" fo:font-size="14pt"/>
    </style:style>
    <style:style style:name="MP16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6" draw:text-style-name="MP9" draw:layer="backgroundobjects" svg:width="8cm" svg:height="0.75cm" svg:x="1cm" svg:y="15cm" presentation:class="date-time">
        <draw:text-box>
          <text:p text:style-name="MP8"><presentation:date-time/></text:p>
        </draw:text-box>
      </draw:frame>
      <draw:frame presentation:style-name="Mpr6" draw:text-style-name="MP9" draw:layer="backgroundobjects" svg:width="9cm" svg:height="0.75cm" svg:x="9.5cm" svg:y="15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125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1.5cm" svg:x="25.5cm" svg:y="14.175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14" draw:layer="backgroundobjects" svg:width="9.369cm" svg:height="1.396cm" svg:x="0cm" svg:y="0cm" presentation:class="header">
          <draw:text-box>
            <text:p text:style-name="MP13"><text:span text:style-name="MT2"><presentation:header/></text:span></text:p>
          </draw:text-box>
        </draw:frame>
        <draw:frame presentation:style-name="Mpr9" draw:text-style-name="MP16" draw:layer="backgroundobjects" svg:width="9.369cm" svg:height="1.396cm" svg:x="12.219cm" svg:y="0cm" presentation:class="date-time">
          <draw:text-box>
            <text:p text:style-name="MP15"><text:span text:style-name="MT2"><presentation:date-time/></text:span></text:p>
          </draw:text-box>
        </draw:frame>
        <draw:frame presentation:style-name="Mpr10" draw:text-style-name="MP14" draw:layer="backgroundobjects" svg:width="9.369cm" svg:height="1.396cm" svg:x="0cm" svg:y="26.543cm" presentation:class="footer">
          <draw:text-box>
            <text:p text:style-name="MP13"><text:span text:style-name="MT2"><presentation:footer/></text:span></text:p>
          </draw:text-box>
        </draw:frame>
        <draw:frame presentation:style-name="Mpr10" draw:text-style-name="MP16" draw:layer="backgroundobjects" svg:width="9.369cm" svg:height="1.396cm" svg:x="12.219cm" svg:y="26.543cm" presentation:class="page-number">
          <draw:text-box>
            <text:p text:style-name="MP15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18.137000000</meta:creation-date>
    <meta:generator>LibreOffice/6.0.2.1$Windows_X86_64 LibreOffice_project/f7f06a8f319e4b62f9bc5095aa112a65d2f3ac89</meta:generator>
    <dc:date>2018-03-15T20:29:36.589000000</dc:date>
    <meta:editing-duration>PT2H17M17S</meta:editing-duration>
    <meta:editing-cycles>15</meta:editing-cycles>
    <meta:document-statistic meta:object-count="159"/>
  </office:meta>
</office:document-meta>
</file>